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6319in"/>
    </style:style>
    <style:style style:name="co5" style:family="table-column">
      <style:table-column-properties fo:break-before="auto" style:column-width="1.7626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2626in"/>
    </style:style>
    <style:style style:name="co9" style:family="table-column">
      <style:table-column-properties fo:break-before="auto" style:column-width="1.2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oking at power input to mixer and power outpu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peak</text:p>
          </table:table-cell>
          <table:table-cell office:value-type="string" calcext:value-type="string">
            <text:p>V_rms</text:p>
          </table:table-cell>
          <table:table-cell office:value-type="string" calcext:value-type="string">
            <text:p>Impedance (Ohms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Power (dBm)</text:p>
          </table:table-cell>
          <table:table-cell office:value-type="string" calcext:value-type="string">
            <text:p>attenuation on RSP1B</text:p>
          </table:table-cell>
          <table:table-cell office:value-type="string" calcext:value-type="string">
            <text:p>peak height from RSP1B</text:p>
          </table:table-cell>
          <table:table-cell office:value-type="string" calcext:value-type="string">
            <text:p>power into RSP1B (dbm)</text:p>
          </table:table-cell>
          <table:table-cell office:value-type="string" calcext:value-type="string">
            <text:p>power (mW)</text:p>
          </table:table-cell>
          <table:table-cell office:value-type="string" calcext:value-type="string">
            <text:p>suppression</text:p>
          </table:table-cell>
          <table:table-cell/>
        </table:table-row>
        <table:table-row table:style-name="ro1">
          <table:table-cell office:value-type="string" calcext:value-type="string">
            <text:p>Local Oscillator is 3.3V peak to peak</text:p>
          </table:table-cell>
          <table:table-cell table:formula="of:=3.3/2" office:value-type="float" office:value="1.65" calcext:value-type="float">
            <text:p>1.65</text:p>
          </table:table-cell>
          <table:table-cell table:formula="of:=[.B5]/SQRT(2)" office:value-type="float" office:value="1.1667261889578" calcext:value-type="float">
            <text:p>1.1667261889578</text:p>
          </table:table-cell>
          <table:table-cell office:value-type="float" office:value="50" calcext:value-type="float">
            <text:p>50</text:p>
          </table:table-cell>
          <table:table-cell table:formula="of:=[.C5]^2/[.D5]" office:value-type="float" office:value="0.027225" calcext:value-type="float">
            <text:p>2.72E-02</text:p>
          </table:table-cell>
          <table:table-cell table:formula="of:=10*LOG([.E5]*1000)" office:value-type="float" office:value="14.3496788842781" calcext:value-type="float">
            <text:p>14.3496788842781</text:p>
          </table:table-cell>
          <table:table-cell office:value-type="float" office:value="-26" calcext:value-type="float">
            <text:p>-26</text:p>
          </table:table-cell>
          <table:table-cell office:value-type="float" office:value="-80" calcext:value-type="float">
            <text:p>-80</text:p>
          </table:table-cell>
          <table:table-cell table:formula="of:=[.H5]-[.G5]" office:value-type="float" office:value="-54" calcext:value-type="float">
            <text:p>-54</text:p>
          </table:table-cell>
          <table:table-cell table:formula="of:=10^([.I5]/10)" office:value-type="float" office:value="0.00000398107170553497" calcext:value-type="float">
            <text:p>3.98107170553497E-06</text:p>
          </table:table-cell>
          <table:table-cell table:formula="of:=[.I5]-[.F5]" office:value-type="float" office:value="-68.3496788842781" calcext:value-type="float">
            <text:p>-68.3496788842781</text:p>
          </table:table-cell>
          <table:table-cell/>
        </table:table-row>
        <table:table-row table:style-name="ro1">
          <table:table-cell office:value-type="string" calcext:value-type="string">
            <text:p>modulating signal, 0.13 V peak to peak</text:p>
          </table:table-cell>
          <table:table-cell office:value-type="float" office:value="0.065" calcext:value-type="float">
            <text:p>0.065</text:p>
          </table:table-cell>
          <table:table-cell table:formula="of:=[.B6]/SQRT(2)" office:value-type="float" office:value="0.0459619407771256" calcext:value-type="float">
            <text:p>0.045961940777126</text:p>
          </table:table-cell>
          <table:table-cell office:value-type="float" office:value="51" calcext:value-type="float">
            <text:p>51</text:p>
          </table:table-cell>
          <table:table-cell table:formula="of:=[.C6]^2/[.D6]" office:value-type="float" office:value="0.000041421568627451" calcext:value-type="float">
            <text:p>4.14E-05</text:p>
          </table:table-cell>
          <table:table-cell table:formula="of:=10*LOG([.E6]*1000)" office:value-type="float" office:value="-13.8277345847621" calcext:value-type="float">
            <text:p>-13.8277345847621</text:p>
          </table:table-cell>
          <table:table-cell office:value-type="float" office:value="-26" calcext:value-type="float">
            <text:p>-26</text:p>
          </table:table-cell>
          <table:table-cell office:value-type="float" office:value="-53" calcext:value-type="float">
            <text:p>-53</text:p>
          </table:table-cell>
          <table:table-cell table:formula="of:=[.H6]-[.G6]" office:value-type="float" office:value="-27" calcext:value-type="float">
            <text:p>-27</text:p>
          </table:table-cell>
          <table:table-cell table:formula="of:=10^([.I6]/10)" office:value-type="float" office:value="0.00199526231496888" calcext:value-type="float">
            <text:p>0.001995262314969</text:p>
          </table:table-cell>
          <table:table-cell table:formula="of:=[.I6]-[.F6]" office:value-type="float" office:value="-13.1722654152379" calcext:value-type="float">
            <text:p>-13.1722654152379</text:p>
          </table:table-cell>
          <table:table-cell/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4T14:23:25.622000000</meta:creation-date>
    <dc:date>2026-03-21T14:26:47.805000000</dc:date>
    <meta:editing-duration>PT16M8S</meta:editing-duration>
    <meta:editing-cycles>4</meta:editing-cycles>
    <meta:generator>LibreOffice/7.1.5.2$Windows_X86_64 LibreOffice_project/85f04e9f809797b8199d13c421bd8a2b025d52b5</meta:generator>
    <meta:document-statistic meta:table-count="1" meta:cell-count="33" meta:object-count="0"/>
  </office:meta>
</office:document-meta>
</file>